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fo:language="fr" fo:country="FR" fo:font-weight="bold" officeooo:rsid="000496e3" officeooo:paragraph-rsid="000496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language="fr" fo:country="FR" officeooo:rsid="000496e3" officeooo:paragraph-rsid="000496e3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4a3a8" officeooo:paragraph-rsid="0004a3a8" style:font-size-asian="10.5p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59bca" officeooo:paragraph-rsid="00059bca" style:font-size-asian="10.5p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790d4" officeooo:paragraph-rsid="000790d4" style:font-size-asian="10.5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0866a0" officeooo:paragraph-rsid="000866a0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bold" officeooo:rsid="00124790" officeooo:paragraph-rsid="00124790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866a0" officeooo:paragraph-rsid="000866a0" style:font-size-asian="10.5pt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b5036" officeooo:paragraph-rsid="000b5036" style:font-size-asian="10.5pt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c1b8d" officeooo:paragraph-rsid="000c1b8d" style:font-size-asian="10.5p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dd525" officeooo:paragraph-rsid="000dd525" style:font-size-asian="10.5p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0fc1d9" officeooo:paragraph-rsid="000fc1d9" style:font-size-asian="10.5p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4790" officeooo:paragraph-rsid="00124790" style:font-size-asian="10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29e75" officeooo:paragraph-rsid="00129e75" style:font-size-asian="10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5c40d" officeooo:paragraph-rsid="0015c40d" style:font-size-asian="10.5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language="fr" fo:country="FR" style:text-underline-style="solid" style:text-underline-width="auto" style:text-underline-color="font-color" fo:font-weight="normal" officeooo:rsid="0017a613" officeooo:paragraph-rsid="0017a613" style:font-size-asian="10.5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3pt" fo:language="fr" fo:country="FR" style:text-underline-style="solid" style:text-underline-width="auto" style:text-underline-color="font-color" fo:font-weight="bold" officeooo:rsid="000496e3" officeooo:paragraph-rsid="000496e3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96e3" officeooo:paragraph-rsid="000496e3" style:font-size-asian="10.5pt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4a3a8" officeooo:paragraph-rsid="0004a3a8" style:font-size-asian="10.5p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52f40" officeooo:paragraph-rsid="0004a3a8" style:font-size-asian="10.5p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790d4" officeooo:paragraph-rsid="000790d4" style:font-size-asian="10.5pt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866a0" officeooo:paragraph-rsid="000866a0" style:font-size-asian="10.5p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95e98" officeooo:paragraph-rsid="00095e98" style:font-size-asian="10.5pt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" fo:language="fr" fo:country="FR" style:text-underline-style="none" fo:font-weight="normal" officeooo:rsid="000b2c6a" officeooo:paragraph-rsid="000b2c6a" style:font-size-asian="10.5pt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5036" officeooo:paragraph-rsid="000b5036" style:font-size-asian="10.5pt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b7069" officeooo:paragraph-rsid="000b7069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c1b8d" officeooo:paragraph-rsid="000c1b8d" style:font-size-asian="10.5p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dd525" officeooo:paragraph-rsid="000dd525" style:font-size-asian="10.5pt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ef3b2" officeooo:paragraph-rsid="000ef3b2" style:font-size-asian="10.5pt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0fc1d9" officeooo:paragraph-rsid="000fc1d9" style:font-size-asian="10.5pt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0dcd9" officeooo:paragraph-rsid="000fc1d9" style:font-size-asian="10.5p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48d" officeooo:paragraph-rsid="0012948d" style:font-size-asian="10.5pt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29e75" officeooo:paragraph-rsid="00129e75" style:font-size-asian="10.5p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493c7" officeooo:paragraph-rsid="001493c7" style:font-size-asian="10.5pt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7bbe" officeooo:paragraph-rsid="00157bbe" style:font-size-asian="10.5p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c40d" officeooo:paragraph-rsid="0015c40d" style:font-size-asian="10.5p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5e2a2" officeooo:paragraph-rsid="0015c40d" style:font-size-asian="10.5p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7a613" officeooo:paragraph-rsid="0017a613" style:font-size-asian="10.5pt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96156" officeooo:paragraph-rsid="00196156" style:font-size-asian="10.5pt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1d34d9" officeooo:paragraph-rsid="001d34d9" style:font-size-asian="10.5p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0d868" officeooo:paragraph-rsid="0020d868" style:font-size-asian="10.5pt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260a4" officeooo:paragraph-rsid="002260a4" style:font-size-asian="10.5pt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37597" officeooo:paragraph-rsid="00237597" style:font-size-asian="10.5pt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1e60" officeooo:paragraph-rsid="00271e60" style:font-size-asian="10.5p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7971f" officeooo:paragraph-rsid="0027971f" style:font-size-asian="10.5p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90ba5" officeooo:paragraph-rsid="00290ba5" style:font-size-asian="10.5pt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bc9a0" officeooo:paragraph-rsid="002bc9a0" style:font-size-asian="10.5pt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c51e0" officeooo:paragraph-rsid="002c51e0" style:font-size-asian="10.5pt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dcaa8" officeooo:paragraph-rsid="002dcaa8" style:font-size-asian="10.5pt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2ebf0f" officeooo:paragraph-rsid="002ebf0f" style:font-size-asian="10.5pt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normal" officeooo:rsid="0030e3ba" officeooo:paragraph-rsid="0030e3ba" style:font-size-asian="10.5pt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5c40d" officeooo:paragraph-rsid="0015c40d" style:font-size-asian="10.5pt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7a613" officeooo:paragraph-rsid="0017a613" style:font-size-asian="10.5pt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196156" officeooo:paragraph-rsid="00196156" style:font-size-asian="10.5pt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71e60" officeooo:paragraph-rsid="00271e60" style:font-size-asian="10.5pt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DejaVu Sans" fo:language="fr" fo:country="FR" style:text-underline-style="none" fo:font-weight="bold" officeooo:rsid="00290ba5" officeooo:paragraph-rsid="00290ba5" style:font-size-asian="10.5pt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jaVu Sans" fo:language="fr" fo:country="FR" fo:font-style="italic" style:text-underline-style="none" fo:font-weight="normal" officeooo:rsid="001d34d9" officeooo:paragraph-rsid="001d34d9" style:font-size-asian="10.5pt" style:font-style-asian="italic" style:font-weight-asian="normal" style:font-style-complex="italic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2f40" style:font-weight-asian="normal" style:font-weight-complex="normal"/>
    </style:style>
    <style:style style:name="T4" style:family="text">
      <style:text-properties style:text-underline-style="none" fo:font-weight="normal" officeooo:rsid="000790d4" style:font-weight-asian="normal" style:font-weight-complex="normal"/>
    </style:style>
    <style:style style:name="T5" style:family="text">
      <style:text-properties style:text-underline-style="none" fo:font-weight="normal" officeooo:rsid="000866a0" style:font-weight-asian="normal" style:font-weight-complex="normal"/>
    </style:style>
    <style:style style:name="T6" style:family="text">
      <style:text-properties style:text-underline-style="none" officeooo:rsid="00095e98"/>
    </style:style>
    <style:style style:name="T7" style:family="text">
      <style:text-properties style:text-underline-style="none" officeooo:rsid="000b7069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0ef3b2"/>
    </style:style>
    <style:style style:name="T10" style:family="text">
      <style:text-properties style:text-underline-style="none" officeooo:rsid="0010dcd9"/>
    </style:style>
    <style:style style:name="T11" style:family="text">
      <style:text-properties style:text-underline-style="none" officeooo:rsid="0013a691"/>
    </style:style>
    <style:style style:name="T12" style:family="text">
      <style:text-properties style:text-underline-style="none" officeooo:rsid="0015e2a2"/>
    </style:style>
    <style:style style:name="T13" style:family="text">
      <style:text-properties officeooo:rsid="0004a3a8"/>
    </style:style>
    <style:style style:name="T14" style:family="text">
      <style:text-properties officeooo:rsid="001e1043"/>
    </style:style>
    <style:style style:name="T15" style:family="text">
      <style:text-properties officeooo:rsid="001fe1da"/>
    </style:style>
    <style:style style:name="T16" style:family="text">
      <style:text-properties officeooo:rsid="00207ac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64553"/>
    </style:style>
    <style:style style:name="T19" style:family="text">
      <style:text-properties officeooo:rsid="002c3bd5"/>
    </style:style>
    <style:style style:name="T20" style:family="text">
      <style:text-properties officeooo:rsid="002e3b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es avancés de l’internet</text:p>
      <text:p text:style-name="P2"/>
      <text:p text:style-name="P17"><text:span text:style-name="T13">I - </text:span>Architecture</text:p>
      <text:p text:style-name="P18"/>
      <text:p text:style-name="P19"># 6</text:p>
      <text:p text:style-name="P19">Il faut être capable de pouvoir accéder à la machine B et c’est lié à l’infrastructure.</text:p>
      <text:p text:style-name="P19">Commutateur Ethernet</text:p>
      <text:p text:style-name="P19"><text:tab/>Tables de routages avec @MAC</text:p>
      <text:p text:style-name="P19"><text:tab/>Tout équipement doit connaître toute machine du réseau</text:p>
      <text:p text:style-name="P19">Pas possible de tout mettre dans le même réseau</text:p>
      <text:p text:style-name="P19"><text:tab/>→ Sur chacun des équipements il faudrait trop d’entrées, impossible</text:p>
      <text:p text:style-name="P3"><text:span text:style-name="T2"><text:tab/>→</text:span><text:span text:style-name="T3"> Voudrait dire qu’une personne a mis en place un seul et unique réseau et <text:tab/>accepter que tout le monde ait accès à tout</text:span></text:p>
      <text:p text:style-name="P20"/>
      <text:p text:style-name="P4"><text:span text:style-name="T2"># </text:span><text:span text:style-name="T4">9</text:span></text:p>
      <text:p text:style-name="P5"><text:span text:style-name="T2">Interconnecter plusieurs réseaux avec des routeurs si on a la main sur les équipements et même FAI </text:span><text:span text:style-name="T5">(sur-réseau)</text:span><text:span text:style-name="T2">.</text:span></text:p>
      <text:p text:style-name="P21">Mise en place pour communiquer entre FAI.</text:p>
      <text:p text:style-name="P21"/>
      <text:p text:style-name="P21"/>
      <text:p text:style-name="P6">1. Réseaux d’accès</text:p>
      <text:p text:style-name="P22"/>
      <text:p text:style-name="P8"><text:span text:style-name="T1"># 1</text:span><text:span text:style-name="T6">4</text:span></text:p>
      <text:p text:style-name="P23">Modem va encoder la voix en 0 et 1.</text:p>
      <text:p text:style-name="P23">Modem indispensable.</text:p>
      <text:p text:style-name="P23">2 modem pour démoduler.</text:p>
      <text:p text:style-name="P23"/>
      <text:p text:style-name="P24"># 15</text:p>
      <text:p text:style-name="P24">Fonctionnalités à mettre en place au niveau du modem</text:p>
      <text:list xml:id="list3020068346" text:style-name="L1">
        <text:list-item>
          <text:p text:style-name="P25">Moduler et démoduler</text:p>
        </text:list-item>
        <text:list-item>
          <text:p text:style-name="P25">Ouvrir la connexion</text:p>
        </text:list-item>
        <text:list-item>
          <text:p text:style-name="P25">Encapsuler, mettre en forme les données. Une couche pour adapter IP à ça.</text:p>
        </text:list-item>
        <text:list-item>
          <text:p text:style-name="P25">Configurer la machine de l’utilisateur</text:p>
        </text:list-item>
        <text:list-item>
          <text:p text:style-name="P25">Protocole de modem: PPP</text:p>
        </text:list-item>
      </text:list>
      <text:p text:style-name="P24"/>
      <text:p text:style-name="P24"># 16</text:p>
      <text:p text:style-name="P26">NRO : nœud de raccordement optique</text:p>
      <text:p text:style-name="P26"/>
      <text:p text:style-name="P26"># 18</text:p>
      <text:p text:style-name="P26">France Telecom est obligé d’avoir de la place pour 2 autres fournisseurs.</text:p>
      <text:p text:style-name="P26"/>
      <text:p text:style-name="P9"><text:span text:style-name="T1"># </text:span><text:span text:style-name="T7">19</text:span></text:p>
      <text:p text:style-name="P27">La fibre optique arrive à un nœud (pied du bâtiment en coax)</text:p>
      <text:p text:style-name="P27">Evolution analogique → numérique → fibre optique</text:p>
      <text:p text:style-name="P27"/>
      <text:p text:style-name="P28">Accès WAN</text:p>
      <text:p text:style-name="P28"><text:tab/>Forte garantie de service</text:p>
      <text:p text:style-name="P28"><text:tab/>Configuré par le fournisseur</text:p>
      <text:p text:style-name="P10"><text:span text:style-name="T1"><text:tab/>Migre vers la digitalisation de l’entreprise → </text:span><text:span text:style-name="T8">SD-WAN</text:span></text:p>
      <text:p text:style-name="P28"><text:soft-page-break/>SD-WAN</text:p>
      <text:p text:style-name="P28"><text:tab/>Fait du balancing entre communications 4G/ADSL/WAN en MPLS</text:p>
      <text:p text:style-name="P28"/>
      <text:p text:style-name="P28"># 20</text:p>
      <text:p text:style-name="P29">FSOW</text:p>
      <text:p text:style-name="P11"><text:span text:style-name="T1"><text:tab/>Plus grande portée de </text:span><text:span text:style-name="T9">l</text:span><text:span text:style-name="T1">ifi</text:span></text:p>
      <text:p text:style-name="P29"><text:tab/>Supporte aucun invariant météo</text:p>
      <text:p text:style-name="P29"/>
      <text:p text:style-name="P30"># 21</text:p>
      <text:p text:style-name="P30">Les réseaux d’accès sont très hétérogènes. Ensemble de technos qui permettent à un ensemble d’équipements d’accéder au premier routeur du FAI. Enchaînement de protocoles pour passer des équipements au FAI.</text:p>
      <text:p text:style-name="P31">Cacher tous les protocoles entre l’équipement et FAI → ce que propose PPP.</text:p>
      <text:p text:style-name="P12"><text:span text:style-name="T1">On masque tout le problème d’accès en faisant des </text:span><text:span text:style-name="T8">tunnels</text:span><text:span text:style-name="T1"> →</text:span><text:span text:style-name="T10"> solution classique.</text:span></text:p>
      <text:p text:style-name="P32"/>
      <text:p text:style-name="P32"/>
      <text:p text:style-name="P7">2. Systèmes autonomes</text:p>
      <text:p text:style-name="P32"/>
      <text:p text:style-name="P13"><text:span text:style-name="T10"># </text:span><text:span text:style-name="T1">22</text:span></text:p>
      <text:p text:style-name="P33">Pas d’entité unique donc personne peut gérer internet globalement.</text:p>
      <text:p text:style-name="P34">Notion de systèmes autonomes (AS)</text:p>
      <text:p text:style-name="P34"/>
      <text:p text:style-name="P34">#  23</text:p>
      <text:p text:style-name="P14">AS :<text:span text:style-name="T1"> Ensemble d’entités réseau géré</text:span><text:span text:style-name="T11">e</text:span><text:span text:style-name="T1">s par la même entité (généralement fournisseur de service)</text:span></text:p>
      <text:p text:style-name="P35">Tous les équipements IP sont gérés par la même entité et ‘logiquement’ de la même manière. Volonté commune dans tout ça.</text:p>
      <text:p text:style-name="P35"/>
      <text:p text:style-name="P36"># 24</text:p>
      <text:p text:style-name="P37">Une entité peut avoir plusieurs AS.</text:p>
      <text:p text:style-name="P37"/>
      <text:p text:style-name="P37"># 25</text:p>
      <text:p text:style-name="P37">Différents types d’AS</text:p>
      <text:p text:style-name="P37"/>
      <text:p text:style-name="P53">Stub AS</text:p>
      <text:p text:style-name="P37"><text:tab/>→ Pour sortir vers le reste des autres AS il n’y a qu’un lien pour aller vers <text:tab/>une autre AS</text:p>
      <text:p text:style-name="P37"><text:tab/>→ Différent de stub aéra</text:p>
      <text:p text:style-name="P53">Multihomed AS</text:p>
      <text:p text:style-name="P37"><text:tab/>→ AS qui a accès à plusieurs AS</text:p>
      <text:p text:style-name="P53">Transit AS</text:p>
      <text:p text:style-name="P37"><text:tab/>→ Permet à des flux qui sont pas de l’AS de passer à travers lui pour aller <text:tab/>vers un autre AS</text:p>
      <text:p text:style-name="P15"><text:span text:style-name="T1"><text:tab/>→</text:span><text:span text:style-name="T12"> Forcément multihomed</text:span></text:p>
      <text:p text:style-name="P38"/>
      <text:p text:style-name="P16"><text:span text:style-name="T12"># </text:span><text:span text:style-name="T1">26</text:span></text:p>
      <text:p text:style-name="P16"><text:span text:style-name="T1">AS numérotés sur </text:span><text:span text:style-name="T8">32 bits</text:span></text:p>
      <text:p text:style-name="P54"/>
      <text:p text:style-name="P39"># 27</text:p>
      <text:p text:style-name="P39">FAI supervise tous les équipements et l’AS, gère os, update sur équipements.</text:p>
      <text:p text:style-name="P39">Gère toute la base de données de management.</text:p>
      <text:p text:style-name="P39"><text:soft-page-break/># 28</text:p>
      <text:p text:style-name="P39">Deux AS de transit.</text:p>
      <text:p text:style-name="P39"/>
      <text:p text:style-name="P39"># 29</text:p>
      <text:p text:style-name="P39">Comment peut-on quantifier l’importance / la taille / la grandeur / le poids d’un AS dans internet ?</text:p>
      <text:p text:style-name="P40"><text:tab/>Compliqué selon ce qu’on compte par rapport à l’AS.</text:p>
      <text:p text:style-name="P40"><text:tab/>→<text:span text:style-name="T15"> la QoS</text:span></text:p>
      <text:p text:style-name="P40"><text:tab/>→<text:span text:style-name="T15"> équipements (nb équipements, qualité, technologies)</text:span></text:p>
      <text:p text:style-name="P40"><text:tab/>→<text:span text:style-name="T15"> couverture de l’AS : distance, points d’interco</text:span></text:p>
      <text:p text:style-name="P55"><text:tab/>→<text:span text:style-name="T15"> nombre de clients, d’AS connecté</text:span></text:p>
      <text:p text:style-name="P55"><text:tab/>→<text:span text:style-name="T16"> nombre d’AS qui veulent se connecter à nous</text:span></text:p>
      <text:p text:style-name="P40">Comment interconnecter un AS ?</text:p>
      <text:p text:style-name="P40"/>
      <text:p text:style-name="P58">Interstellar – examen 2018 : <text:span text:style-name="T14">td1.odt</text:span></text:p>
      <text:p text:style-name="P41"/>
      <text:p text:style-name="P42"># 31</text:p>
      <text:p text:style-name="P43">3.2 – Il faut un routeur. Potentiellement plusieurs routeurs.</text:p>
      <text:p text:style-name="P43"/>
      <text:p text:style-name="P44"># 3<text:span text:style-name="T18">5</text:span></text:p>
      <text:p text:style-name="P56">Relation Commerciale</text:p>
      <text:p text:style-name="P45">Paye un service</text:p>
      <text:p text:style-name="P46"/>
      <text:p text:style-name="P47"># 36</text:p>
      <text:p text:style-name="P57">Peering</text:p>
      <text:p text:style-name="P47">Il faut penser à l’intérêt que peut avoir un fournisseur ou un AS à s’interconnecter avec un autre.</text:p>
      <text:p text:style-name="P48">Égal à égal mais si y’en a un qui prend le dessus sur l’autre, le plus gros va dire qu’il faut payer. Risque d’aller moins bien s’il doit payer.</text:p>
      <text:p text:style-name="P48"/>
      <text:p text:style-name="P48">Besoin de qualité de service</text:p>
      <text:p text:style-name="P48">Peering fait un shortcut à l’endroit où on va <text:span text:style-name="T19">(sinon besoin d’aller loin pour redescendre).</text:span></text:p>
      <text:p text:style-name="P48"/>
      <text:p text:style-name="P49">Plus on s’interconnecte avec un AS et plus l’accord est compliqué.</text:p>
      <text:p text:style-name="P50">On est pas censé emprunter un lien de peering pour aller dans d’autres réseaux →<text:span text:style-name="T20"> peering pas du transit.</text:span></text:p>
      <text:p text:style-name="P50"/>
      <text:p text:style-name="P51"># 37</text:p>
      <text:p text:style-name="P52">On peut échanger tout le trafic de AS3 et AS4. 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4:16:07.107337434</meta:creation-date>
    <meta:generator>LibreOffice/6.0.7.3$Linux_X86_64 LibreOffice_project/00m0$Build-3</meta:generator>
    <dc:date>2019-10-11T09:46:53.550512863</dc:date>
    <meta:editing-duration>PT3H5M33S</meta:editing-duration>
    <meta:editing-cycles>49</meta:editing-cycles>
    <meta:document-statistic meta:table-count="0" meta:image-count="0" meta:object-count="0" meta:page-count="3" meta:paragraph-count="97" meta:word-count="681" meta:character-count="3797" meta:non-whitespace-character-count="3190"/>
  </office:meta>
</office:document-meta>
</file>